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lbany" svg:font-family="Albany, 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8pt" officeooo:rsid="00010a3d" style:font-size-asian="18pt" style:font-size-complex="18pt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8pt" officeooo:rsid="00010a3d" officeooo:paragraph-rsid="00101886" style:font-size-asian="18pt" style:font-size-complex="18pt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6pt" officeooo:rsid="0001569a" officeooo:paragraph-rsid="0001569a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bold" officeooo:rsid="00026a72" officeooo:paragraph-rsid="0001569a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normal" officeooo:rsid="00026a72" officeooo:paragraph-rsid="0008f76e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normal" officeooo:rsid="00026a72" officeooo:paragraph-rsid="000c238b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normal" officeooo:rsid="00026a72" officeooo:paragraph-rsid="000c97c5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6pt" fo:font-style="normal" fo:font-weight="normal" officeooo:rsid="00026a72" officeooo:paragraph-rsid="0008f76e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normal" officeooo:rsid="0008f76e" officeooo:paragraph-rsid="0008f76e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6pt" fo:font-style="normal" fo:font-weight="normal" officeooo:rsid="0008f76e" officeooo:paragraph-rsid="0008f76e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6pt" fo:font-style="normal" fo:font-weight="normal" officeooo:rsid="000c97c5" officeooo:paragraph-rsid="000c97c5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6pt" officeooo:paragraph-rsid="0002ed3f" style:font-size-asian="16pt" style:font-size-complex="16pt"/>
    </style:style>
    <style:style style:name="P13" style:family="paragraph" style:parent-style-name="Text_20_body">
      <style:paragraph-properties fo:text-align="center" style:justify-single-word="false"/>
      <style:text-properties fo:font-size="16pt" officeooo:paragraph-rsid="0002ed3f" style:font-size-asian="16pt" style:font-size-complex="16pt"/>
    </style:style>
    <style:style style:name="P14" style:family="paragraph" style:parent-style-name="Text_20_body">
      <style:paragraph-properties fo:text-align="justify" style:justify-single-word="false"/>
      <style:text-properties fo:font-size="16pt" fo:font-weight="normal" officeooo:paragraph-rsid="0002ed3f" style:font-size-asian="16pt" style:font-weight-asian="normal" style:font-size-complex="16pt" style:font-weight-complex="normal"/>
    </style:style>
    <style:style style:name="P15" style:family="paragraph" style:parent-style-name="Preformatted_20_Text">
      <style:text-properties officeooo:rsid="00010a3d" officeooo:paragraph-rsid="00010a3d"/>
    </style:style>
    <style:style style:name="P16" style:family="paragraph" style:parent-style-name="Text_20_body" style:list-style-name="L1">
      <style:paragraph-properties fo:text-align="start" style:justify-single-word="false"/>
      <style:text-properties style:font-name="Times New Roman" fo:font-size="18pt" officeooo:rsid="00101886" officeooo:paragraph-rsid="00101886" style:font-size-asian="18pt" style:font-size-complex="18pt"/>
    </style:style>
    <style:style style:name="P17" style:family="paragraph" style:parent-style-name="Text_20_body" style:list-style-name="L1">
      <style:paragraph-properties fo:text-align="start" style:justify-single-word="false"/>
      <style:text-properties style:font-name="Times New Roman" fo:font-size="18pt" officeooo:rsid="00010a3d" officeooo:paragraph-rsid="00101886" style:font-size-asian="18pt" style:font-size-complex="18pt"/>
    </style:style>
    <style:style style:name="P18" style:family="paragraph" style:parent-style-name="Text_20_body" style:list-style-name="L1">
      <style:paragraph-properties fo:text-align="start" style:justify-single-word="false"/>
      <style:text-properties style:font-name="Times New Roman" fo:font-size="18pt" officeooo:rsid="00010a3d" officeooo:paragraph-rsid="00117869" style:font-size-asian="18pt" style:font-size-complex="18pt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8pt" officeooo:rsid="00010a3d" officeooo:paragraph-rsid="0017db5d" style:font-size-asian="18pt" style:font-size-complex="18pt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8pt" officeooo:rsid="00010a3d" officeooo:paragraph-rsid="0017db5d" style:font-size-asian="18pt" style:font-size-complex="18pt"/>
    </style:style>
    <style:style style:name="P21" style:family="paragraph" style:parent-style-name="Text_20_body" style:list-style-name="L2">
      <style:paragraph-properties fo:text-align="justify" style:justify-single-word="false"/>
      <style:text-properties style:font-name="Times New Roman" fo:font-size="18pt" officeooo:rsid="00010a3d" officeooo:paragraph-rsid="0017db5d" style:font-size-asian="18pt" style:font-size-complex="18pt"/>
    </style:style>
    <style:style style:name="P22" style:family="paragraph" style:parent-style-name="Text_20_body">
      <style:paragraph-properties fo:text-align="justify" style:justify-single-word="false"/>
      <style:text-properties fo:font-size="16pt" officeooo:paragraph-rsid="0012fe3c" style:font-size-asian="16pt" style:font-size-complex="16pt"/>
    </style:style>
    <style:style style:name="P23" style:family="paragraph" style:parent-style-name="Text_20_body">
      <style:paragraph-properties fo:text-align="justify" style:justify-single-word="false"/>
      <style:text-properties fo:font-size="16pt" officeooo:paragraph-rsid="0002ed3f" style:font-size-asian="16pt" style:font-size-complex="16pt"/>
    </style:style>
    <style:style style:name="P24" style:family="paragraph" style:parent-style-name="Heading_20_1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T1" style:family="text">
      <style:text-properties officeooo:rsid="00010a3d"/>
    </style:style>
    <style:style style:name="T2" style:family="text">
      <style:text-properties fo:font-weight="bold" officeooo:rsid="00010a3d" style:font-weight-asian="bold" style:font-weight-complex="bold"/>
    </style:style>
    <style:style style:name="T3" style:family="text">
      <style:text-properties fo:font-weight="bold" officeooo:rsid="0008f76e" style:font-weight-asian="bold" style:font-weight-complex="bold"/>
    </style:style>
    <style:style style:name="T4" style:family="text">
      <style:text-properties fo:font-weight="bold" officeooo:rsid="000c238b" style:font-weight-asian="bold" style:font-weight-complex="bold"/>
    </style:style>
    <style:style style:name="T5" style:family="text">
      <style:text-properties fo:font-weight="bold" officeooo:rsid="000c97c5" style:font-weight-asian="bold" style:font-weight-complex="bold"/>
    </style:style>
    <style:style style:name="T6" style:family="text">
      <style:text-properties fo:font-weight="bold" officeooo:rsid="00117869" style:font-weight-asian="bold" style:font-weight-complex="bold"/>
    </style:style>
    <style:style style:name="T7" style:family="text">
      <style:text-properties style:font-name="Times New Roman" officeooo:rsid="0001569a"/>
    </style:style>
    <style:style style:name="T8" style:family="text">
      <style:text-properties style:font-name="Times New Roman" fo:font-style="italic" officeooo:rsid="0001569a" style:font-style-asian="italic" style:font-style-complex="italic"/>
    </style:style>
    <style:style style:name="T9" style:family="text">
      <style:text-properties style:font-name="Times New Roman" fo:font-style="italic" officeooo:rsid="0002ed3f" style:font-style-asian="italic" style:font-style-complex="italic"/>
    </style:style>
    <style:style style:name="T10" style:family="text">
      <style:text-properties style:font-name="Times New Roman" fo:font-style="italic" fo:font-weight="normal" officeooo:rsid="00026a72" style:font-style-asian="italic" style:font-weight-asian="normal" style:font-style-complex="italic" style:font-weight-complex="normal"/>
    </style:style>
    <style:style style:name="T11" style:family="text">
      <style:text-properties style:font-name="Times New Roman" fo:font-style="italic" fo:font-weight="normal" officeooo:rsid="0002ed3f" style:font-style-asian="italic" style:font-weight-asian="normal" style:font-style-complex="italic" style:font-weight-complex="normal"/>
    </style:style>
    <style:style style:name="T12" style:family="text">
      <style:text-properties style:font-name="Times New Roman" fo:font-style="italic" fo:font-weight="normal" officeooo:rsid="0001569a" style:font-style-asian="italic" style:font-weight-asian="normal" style:font-style-complex="italic" style:font-weight-complex="normal"/>
    </style:style>
    <style:style style:name="T13" style:family="text">
      <style:text-properties style:font-name="Times New Roman" fo:font-style="italic" fo:font-weight="bold" officeooo:rsid="0002ed3f" style:font-style-asian="italic" style:font-weight-asian="bold" style:font-style-complex="italic" style:font-weight-complex="bold"/>
    </style:style>
    <style:style style:name="T14" style:family="text">
      <style:text-properties style:font-name="Times New Roman" fo:font-style="italic" fo:font-weight="bold" officeooo:rsid="0001569a" style:font-style-asian="italic" style:font-weight-asian="bold" style:font-style-complex="italic" style:font-weight-complex="bold"/>
    </style:style>
    <style:style style:name="T15" style:family="text">
      <style:text-properties style:font-name="Times New Roman" fo:font-style="italic" fo:font-weight="bold" officeooo:rsid="00026a72" style:font-style-asian="italic" style:font-weight-asian="bold" style:font-style-complex="italic" style:font-weight-complex="bold"/>
    </style:style>
    <style:style style:name="T16" style:family="text">
      <style:text-properties style:font-name="Times New Roman" fo:font-style="normal" officeooo:rsid="0001569a" style:font-style-asian="normal" style:font-style-complex="normal"/>
    </style:style>
    <style:style style:name="T17" style:family="text">
      <style:text-properties style:font-name="Times New Roman" fo:font-style="normal" officeooo:rsid="0002ed3f" style:font-style-asian="normal" style:font-style-complex="normal"/>
    </style:style>
    <style:style style:name="T18" style:family="text">
      <style:text-properties style:font-name="Times New Roman" fo:font-style="normal" fo:font-weight="bold" officeooo:rsid="0001569a" style:font-style-asian="normal" style:font-weight-asian="bold" style:font-style-complex="normal" style:font-weight-complex="bold"/>
    </style:style>
    <style:style style:name="T19" style:family="text">
      <style:text-properties style:font-name="Times New Roman" fo:font-style="normal" fo:font-weight="bold" officeooo:rsid="00026a72" style:font-style-asian="normal" style:font-weight-asian="bold" style:font-style-complex="normal" style:font-weight-complex="bold"/>
    </style:style>
    <style:style style:name="T20" style:family="text">
      <style:text-properties style:font-name="Times New Roman" fo:font-style="normal" fo:font-weight="normal" officeooo:rsid="0001569a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normal" fo:font-weight="normal" officeooo:rsid="00026a72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fo:font-weight="normal" officeooo:rsid="0002ed3f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tyle="normal" fo:font-weight="normal" officeooo:rsid="0004c406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tyle="normal" fo:font-weight="normal" officeooo:rsid="00117869" style:font-style-asian="normal" style:font-weight-asian="normal" style:font-style-complex="normal" style:font-weight-complex="normal"/>
    </style:style>
    <style:style style:name="T25" style:family="text">
      <style:text-properties fo:font-style="italic" fo:font-weight="bold" officeooo:rsid="000c97c5" style:font-style-asian="italic" style:font-weight-asian="bold" style:font-style-complex="italic" style:font-weight-complex="bold"/>
    </style:style>
    <style:style style:name="T26" style:family="text">
      <style:text-properties fo:font-style="italic" officeooo:rsid="00101886" style:font-style-asian="italic" style:font-style-complex="italic"/>
    </style:style>
    <style:style style:name="T27" style:family="text">
      <style:text-properties fo:font-weight="normal" officeooo:rsid="00117869" style:font-weight-asian="normal" style:font-weight-complex="normal"/>
    </style:style>
    <style:style style:name="T28" style:family="text">
      <style:text-properties officeooo:rsid="0008f76e"/>
    </style:style>
    <style:style style:name="T29" style:family="text">
      <style:text-properties officeooo:rsid="000c238b"/>
    </style:style>
    <style:style style:name="T30" style:family="text">
      <style:text-properties officeooo:rsid="000c97c5"/>
    </style:style>
    <style:style style:name="T31" style:family="text">
      <style:text-properties officeooo:rsid="00101886"/>
    </style:style>
    <style:style style:name="T32" style:family="text">
      <style:text-properties officeooo:rsid="00117869"/>
    </style:style>
    <style:style style:name="T33" style:family="text">
      <style:text-properties officeooo:rsid="0017db5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officeooo:rsid="0017db5d" style:font-weight-asian="bold" style:font-weight-complex="bold"/>
    </style:style>
    <style:style style:name="T36" style:family="text">
      <style:text-properties style:text-underline-style="none" fo:font-weight="bold" officeooo:rsid="0017db5d" style:font-weight-asian="bold" style:font-weight-complex="bold"/>
    </style:style>
    <style:style style:name="T37" style:family="text">
      <style:text-properties style:text-underline-style="none" fo:font-weight="normal" officeooo:rsid="0017db5d" style:font-weight-asian="normal" style:font-weight-complex="normal"/>
    </style:style>
    <style:style style:name="T38" style:family="text">
      <style:text-properties style:text-position="super 58%" style:text-underline-style="none" fo:font-weight="bold" officeooo:rsid="0017db5d" style:font-weight-asian="bold" style:font-weight-complex="bold"/>
    </style:style>
    <style:style style:name="T39" style:family="text">
      <style:text-properties style:text-position="0% 100%" style:text-underline-style="none" fo:font-weight="bold" officeooo:rsid="0017db5d" style:font-weight-asian="bold" style:font-weight-complex="bold"/>
    </style:style>
    <style:style style:name="T40" style:family="text">
      <style:text-properties style:text-position="0% 100%" style:text-underline-style="none" fo:font-weight="normal" officeooo:rsid="0017db5d" style:font-weight-asian="normal" style:font-weight-complex="normal"/>
    </style:style>
    <style:style style:name="T41" style:family="text">
      <style:text-properties style:text-position="0% 100%" fo:font-style="italic" style:text-underline-style="none" fo:font-weight="normal" officeooo:rsid="0017db5d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style:text-underline-style="none" fo:font-weight="normal" officeooo:rsid="00191944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none" fo:font-weight="bold" officeooo:rsid="00191944" style:font-style-asian="italic" style:font-weight-asian="bold" style:font-style-complex="italic" style:font-weight-complex="bold"/>
    </style:style>
    <style:style style:name="T44" style:family="text">
      <style:text-properties style:text-position="0% 100%" fo:font-style="normal" style:text-underline-style="none" fo:font-weight="normal" officeooo:rsid="0017db5d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style:text-underline-style="none" fo:font-weight="normal" officeooo:rsid="00191944" style:font-style-asian="normal" style:font-weight-asian="normal" style:font-style-complex="normal" style:font-weight-complex="normal"/>
    </style:style>
    <style:style style:name="T46" style:family="text">
      <style:text-properties style:text-position="sub 58%" fo:font-style="italic" style:text-underline-style="none" fo:font-weight="bold" officeooo:rsid="00191944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h text:style-name="P24" text:outline-level="1"><text:span text:style-name="T2">S</text:span><text:span text:style-name="T1">ingular Value Decomposition</text:span></text:h>
      <text:p text:style-name="P1"/>
      <text:p text:style-name="P3">SVD methods are based on the following theorem of linear algebra: </text:p>
      <text:p text:style-name="P3"/>
      <text:p text:style-name="P22"><text:span text:style-name="T8">Any MXN matrix </text:span><text:span text:style-name="T14">A </text:span><text:span text:style-name="T12">can be written as the product </text:span><text:span text:style-name="T10">of an MXN column-</text:span><text:span text:style-name="T15">orthogonal</text:span><text:span text:style-name="T10"> matrix </text:span><text:span text:style-name="T15">U, </text:span><text:span text:style-name="T10">an NXN </text:span><text:span text:style-name="T15">diagonal</text:span><text:span text:style-name="T10"> matrix </text:span><text:span text:style-name="T15">W</text:span><text:span text:style-name="T10"> with positive or zero elements (the singular values), and the </text:span><text:span text:style-name="T15">transpose</text:span><text:span text:style-name="T10"> of an NXN </text:span><text:span text:style-name="T15">orthogonal</text:span><text:span text:style-name="T10"> matrix </text:span><text:span text:style-name="T15">V</text:span><text:span text:style-name="T19">. </text:span></text:p>
      <text:p text:style-name="P22"><text:span text:style-name="T19"/></text:p>
      <text:p text:style-name="P22"><text:span text:style-name="T22">Therefore:</text:span></text:p>
      <text:p text:style-name="P13"><text:span text:style-name="T22"><draw:frame draw:style-name="fr1" draw:name="Object1" text:anchor-type="as-char" svg:width="1.3638in" svg:height="0.31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2"> <text:s text:c="22"/></text:span><text:span text:style-name="T24">(Eq. 1)</text:span></text:p>
      <text:p text:style-name="P12"><text:span text:style-name="T22"/></text:p>
      <text:p text:style-name="P12"><text:span text:style-name="T22">If <text:s/></text:span><text:span text:style-name="T11">M &gt; N, </text:span><text:span text:style-name="T22">we have the </text:span><text:span text:style-name="T11">overdetermined</text:span><text:span text:style-name="T13"> </text:span><text:span text:style-name="T22">situation, i.e. more equations than unknowns</text:span><text:span text:style-name="T23">.</text:span></text:p>
      <text:p text:style-name="P14"><text:span text:style-name="T17">If </text:span><text:span text:style-name="T9">M &lt; N, </text:span><text:span text:style-name="T17">we have the </text:span><text:span text:style-name="T9">underdetermined </text:span><text:span text:style-name="T17">situation of fewer equations than unknowns.</text:span></text:p>
      <text:p text:style-name="P4"/>
      <text:p text:style-name="P5"><text:span text:style-name="T28">The matrix </text:span><text:span text:style-name="T3">V </text:span><text:span text:style-name="T28">is orthogonal in the sense that its columns are orthonormal, </text:span></text:p>
      <text:p text:style-name="P9"/>
      <text:p text:style-name="P8"><text:span text:style-name="T28"><draw:frame draw:style-name="fr1" draw:name="Object2" text:anchor-type="as-char" svg:width="4.6728in" svg:height="0.47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8"> <text:s text:c="3"/></text:span><text:span text:style-name="T32">(Eq. 2)</text:span><text:span text:style-name="T28"> <text:s text:c="3"/></text:span></text:p>
      <text:p text:style-name="P10"/>
      <text:p text:style-name="P6"><text:span text:style-name="T29">that is, </text:span><text:span text:style-name="T29"><draw:frame draw:style-name="fr1" draw:name="Object3" text:anchor-type="as-char" svg:width="1.048in" svg:height="0.3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9"> <text:s/>Since </text:span><text:span text:style-name="T4">V </text:span><text:span text:style-name="T29">is square, it is also row-orthonormal, </text:span><text:span text:style-name="T29"><draw:frame draw:style-name="fr1" draw:name="Object4" text:anchor-type="as-char" svg:width="1.048in" svg:height="0.3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4"/>
      <text:p text:style-name="P7"><text:span text:style-name="T30">When </text:span><text:span text:style-name="T30"><draw:frame draw:style-name="fr1" draw:name="Object5" text:anchor-type="as-char" svg:width="0.7366in" svg:height="0.275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0">, the matrix </text:span><text:span text:style-name="T5">U </text:span><text:span text:style-name="T25"><text:s/></text:span><text:span text:style-name="T30">is also column-orthogonal,</text:span></text:p>
      <text:p text:style-name="P11"/>
      <text:p text:style-name="P1"><text:soft-page-break/><draw:frame draw:style-name="fr1" draw:name="Object6" text:anchor-type="as-char" svg:width="4.7453in" svg:height="0.472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text:s text:c="3"/><text:span text:style-name="T32">(Eq. 3)</text:span></text:p>
      <text:p text:style-name="P1"/>
      <text:p text:style-name="P2"><text:span text:style-name="T31">that is, <text:s/></text:span><text:span text:style-name="T31"><draw:frame draw:style-name="fr1" draw:name="Object7" text:anchor-type="as-char" svg:width="1.0929in" svg:height="0.3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1"> In the case </text:span><text:span text:style-name="T26">M &lt; N</text:span><text:span text:style-name="T31"> (i.e. underdetermined, fewer equations than unknowns), however, two <text:s/>things happen:</text:span></text:p>
      <text:list xml:id="list1622576989" text:style-name="L1">
        <text:list-header>
          <text:p text:style-name="P16"/>
        </text:list-header>
        <text:list-item>
          <text:p text:style-name="P17"><text:span text:style-name="T31">The singular values </text:span><text:span text:style-name="T31"><draw:frame draw:style-name="fr1" draw:name="Object8" text:anchor-type="as-char" svg:width="0.3402in" svg:height="0.313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1"> for </text:span><text:span text:style-name="T31"><draw:frame draw:style-name="fr1" draw:name="Object9" text:anchor-type="as-char" svg:width="1.7193in" svg:height="0.277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1"> </text:span><text:span text:style-name="T32">are all zero.</text:span></text:p>
        </text:list-item>
        <text:list-item>
          <text:p text:style-name="P18"><text:span text:style-name="T32">The corresponding columns of </text:span><text:span text:style-name="T6">U </text:span><text:span text:style-name="T27">are also zero. Equation (Eq. 3) then holds only for </text:span><text:span text:style-name="T27"><draw:frame draw:style-name="fr1" draw:name="Object10" text:anchor-type="as-char" svg:width="1.3563in" svg:height="0.277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</text:list>
      <text:p text:style-name="P19"><text:span text:style-name="T33"/></text:p>
      <text:p text:style-name="P20"><text:span text:style-name="T33">The decomposition (1) can always be done, no matter how singular the matrix is, and it is “almost” unique. That is to say, it is unique, up to:</text:span></text:p>
      <text:list xml:id="list1634508892" text:style-name="L2">
        <text:list-item>
          <text:p text:style-name="P21"><text:span text:style-name="T33">making the same permutation of the columns of </text:span><text:span text:style-name="T36">U</text:span><text:span text:style-name="T37">, elements of </text:span><text:span text:style-name="T36">W</text:span><text:span text:style-name="T37">, and columns of </text:span><text:span text:style-name="T36">V</text:span><text:span text:style-name="T37"> (or rows of </text:span><text:span text:style-name="T36">V</text:span><text:span text:style-name="T38">T</text:span><text:span text:style-name="T40">)</text:span></text:p>
        </text:list-item>
        <text:list-item>
          <text:p text:style-name="P21"><text:span text:style-name="T40">performing an orthogonal rotation on any set of columns of </text:span><text:span text:style-name="T39">U</text:span><text:span text:style-name="T40"> and </text:span><text:span text:style-name="T39">V </text:span><text:span text:style-name="T40">whose corresponding elements of </text:span><text:span text:style-name="T39">W</text:span><text:span text:style-name="T40"> happen to be exactly equal (A special case is multiplying any column of </text:span><text:span text:style-name="T39">U, </text:span><text:span text:style-name="T40">and the corresponding column of </text:span><text:span text:style-name="T39">V </text:span><text:span text:style-name="T40">by -1). A consequence of the permutation freedom is that for the case </text:span><text:span text:style-name="T41">M &lt; N, </text:span><text:span text:style-name="T44">a numerical algorithm for the decomposition need not return zero </text:span><text:span text:style-name="T43">w</text:span><text:span text:style-name="T46">i</text:span><text:span text:style-name="T42">'s </text:span><text:span text:style-name="T45">in the canonical positions </text:span><text:span text:style-name="T42">j=0, 1, ..., N-1, </text:span><text:span text:style-name="T45"><text:s/>and one needs to perform a sort to get the canonical order. In any case, it is conventional to sort </text:span><text:span text:style-name="T42">all </text:span><text:span text:style-name="T45">the singular values into descending order.</text:span><text:span text:style-name="T43"> </text:span></text:p>
        </text:list-item>
      </text:list>
      <text:p text:style-name="P20"><text:span text:style-name="T40"/></text:p>
      <text:list xml:id="list779565605" text:continue-numbering="true" text:style-name="L2">
        <text:list-header>
          <text:p text:style-name="P21"><text:span text:style-name="T39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Albany" svg:font-family="Albany, Ari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0.5pt" style:language-asian="en" style:country-asian="US" style:font-name-complex="Ari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08T15:01:09</dc:date>
    <meta:generator>OpenOffice.org/3.2$Unix OpenOffice.org_project/320m19$Build-9505</meta:generator>
    <meta:editing-duration>PT01H05M23S</meta:editing-duration>
    <meta:editing-cycles>22</meta:editing-cycles>
    <meta:document-statistic meta:table-count="0" meta:image-count="0" meta:object-count="10" meta:page-count="2" meta:paragraph-count="18" meta:word-count="311" meta:character-count="1758"/>
  </office:meta>
</office:document-meta>
</file>

<file path=Object 1/content.xml><?xml version="1.0" encoding="utf-8"?>
<math xmlns="http://www.w3.org/1998/Math/MathML">
  <semantics>
    <mrow>
      <mi>A</mi>
      <mi mathvariant="normal">=</mi>
      <mrow>
        <mrow>
          <mi>U</mi>
          <mi mathvariant="normal">⋅</mi>
          <mi>W</mi>
        </mrow>
        <mi mathvariant="normal">⋅</mi>
        <msup>
          <mi>V</mi>
          <mi>T</mi>
        </msup>
      </mrow>
    </mrow>
    <annotation encoding="StarMath 5.0">A = U cdot W cdot V^T</annotation>
  </semantics>
</math>
</file>

<file path=Object 10/content.xml><?xml version="1.0" encoding="utf-8"?>
<math xmlns="http://www.w3.org/1998/Math/MathML">
  <semantics>
    <mrow>
      <mi>k</mi>
      <mi>,</mi>
      <mrow>
        <mi>n</mi>
        <mi mathvariant="normal">≤</mi>
        <mrow>
          <mi>M</mi>
          <mi mathvariant="normal">−</mi>
          <mn>1.</mn>
        </mrow>
      </mrow>
    </mrow>
    <annotation encoding="StarMath 5.0">k, n le M-1.</annotation>
  </semantics>
</math>
</file>

<file path=Object 2/content.xml><?xml version="1.0" encoding="utf-8"?>
<math xmlns="http://www.w3.org/1998/Math/MathML">
  <semantics>
    <mrow>
      <mrow>
        <msubsup>
          <mi mathvariant="normal">∑</mi>
          <mrow>
            <mi>j</mi>
            <mi mathvariant="normal">=</mi>
            <mn>0</mn>
          </mrow>
          <mrow>
            <mi>N</mi>
            <mi mathvariant="normal">−</mi>
            <mn>1</mn>
          </mrow>
        </msubsup>
        <msub>
          <mi>V</mi>
          <mi mathvariant="italic">jk</mi>
        </msub>
      </mrow>
      <mrow>
        <msub>
          <mi>V</mi>
          <mi mathvariant="italic">jn</mi>
        </msub>
        <mi mathvariant="normal">=</mi>
        <msub>
          <mi>δ</mi>
          <mi mathvariant="italic">kn</mi>
        </msub>
      </mrow>
      <mi>,</mi>
      <mrow>
        <mrow>
          <mn>0</mn>
          <mi mathvariant="normal">≤</mi>
          <mi>k</mi>
        </mrow>
        <mi mathvariant="normal">≤</mi>
        <mrow>
          <mi>N</mi>
          <mi mathvariant="normal">−</mi>
          <mn>1,</mn>
        </mrow>
      </mrow>
      <mrow>
        <mrow>
          <mn>0</mn>
          <mi mathvariant="normal">≤</mi>
          <mi>n</mi>
        </mrow>
        <mi mathvariant="normal">≤</mi>
        <mrow>
          <mi>N</mi>
          <mi mathvariant="normal">−</mi>
          <mn>1</mn>
        </mrow>
      </mrow>
    </mrow>
    <annotation encoding="StarMath 5.0">sum_{j=0}^{N-1} V_{jk} V_{jn} = δ_{kn},  0 le k le N-1, 0 le n le N-1</annotation>
  </semantics>
</math>
</file>

<file path=Object 3/content.xml><?xml version="1.0" encoding="utf-8"?>
<math xmlns="http://www.w3.org/1998/Math/MathML">
  <semantics>
    <mrow>
      <mrow>
        <msup>
          <mi>V</mi>
          <mi>T</mi>
        </msup>
        <mi mathvariant="normal">⋅</mi>
        <mi>V</mi>
      </mrow>
      <mi mathvariant="normal">=</mi>
      <mn>1.</mn>
    </mrow>
    <annotation encoding="StarMath 5.0">V^T cdot V = 1.</annotation>
  </semantics>
</math>
</file>

<file path=Object 4/content.xml><?xml version="1.0" encoding="utf-8"?>
<math xmlns="http://www.w3.org/1998/Math/MathML">
  <semantics>
    <mrow>
      <mrow>
        <mi>V</mi>
        <mi mathvariant="normal">⋅</mi>
        <msup>
          <mi>V</mi>
          <mi>T</mi>
        </msup>
      </mrow>
      <mi mathvariant="normal">=</mi>
      <mn>1.</mn>
    </mrow>
    <annotation encoding="StarMath 5.0">V cdot V^T = 1.</annotation>
  </semantics>
</math>
</file>

<file path=Object 5/content.xml><?xml version="1.0" encoding="utf-8"?>
<math xmlns="http://www.w3.org/1998/Math/MathML">
  <semantics>
    <mrow>
      <mi>M</mi>
      <mi mathvariant="normal">≥</mi>
      <mi>N</mi>
    </mrow>
    <annotation encoding="StarMath 5.0">M ge N</annotation>
  </semantics>
</math>
</file>

<file path=Object 6/content.xml><?xml version="1.0" encoding="utf-8"?>
<math xmlns="http://www.w3.org/1998/Math/MathML">
  <semantics>
    <mrow>
      <mrow>
        <msubsup>
          <mi mathvariant="normal">∑</mi>
          <mrow>
            <mi>j</mi>
            <mi mathvariant="normal">=</mi>
            <mn>0</mn>
          </mrow>
          <mrow>
            <mi>M</mi>
            <mi mathvariant="normal">−</mi>
            <mn>1</mn>
          </mrow>
        </msubsup>
        <msub>
          <mi>U</mi>
          <mi mathvariant="italic">jk</mi>
        </msub>
      </mrow>
      <mrow>
        <msub>
          <mi>U</mi>
          <mi mathvariant="italic">jn</mi>
        </msub>
        <mi mathvariant="normal">=</mi>
        <msub>
          <mi>δ</mi>
          <mi mathvariant="italic">kn</mi>
        </msub>
      </mrow>
      <mi>,</mi>
      <mrow>
        <mrow>
          <mn>0</mn>
          <mi mathvariant="normal">≤</mi>
          <mi>k</mi>
        </mrow>
        <mi mathvariant="normal">≤</mi>
        <mrow>
          <mi>N</mi>
          <mi mathvariant="normal">−</mi>
          <mn>1,</mn>
        </mrow>
      </mrow>
      <mrow>
        <mrow>
          <mn>0</mn>
          <mi mathvariant="normal">≤</mi>
          <mi>n</mi>
        </mrow>
        <mi mathvariant="normal">≤</mi>
        <mrow>
          <mi>N</mi>
          <mi mathvariant="normal">−</mi>
          <mn>1</mn>
        </mrow>
      </mrow>
    </mrow>
    <annotation encoding="StarMath 5.0">sum_{j=0}^{M-1} U_{jk} U_{jn} = δ_{kn},  0 le k le N-1, 0 le n le N-1</annotation>
  </semantics>
</math>
</file>

<file path=Object 7/content.xml><?xml version="1.0" encoding="utf-8"?>
<math xmlns="http://www.w3.org/1998/Math/MathML">
  <semantics>
    <mrow>
      <mrow>
        <msup>
          <mi>U</mi>
          <mi>T</mi>
        </msup>
        <mi mathvariant="normal">⋅</mi>
        <mi>U</mi>
      </mrow>
      <mi mathvariant="normal">=</mi>
      <mn>1.</mn>
    </mrow>
    <annotation encoding="StarMath 5.0">U^T cdot U = 1.</annotation>
  </semantics>
</math>
</file>

<file path=Object 8/content.xml><?xml version="1.0" encoding="utf-8"?>
<math xmlns="http://www.w3.org/1998/Math/MathML">
  <semantics>
    <msub>
      <mi>w</mi>
      <mi>j</mi>
    </msub>
    <annotation encoding="StarMath 5.0">w_j</annotation>
  </semantics>
</math>
</file>

<file path=Object 9/content.xml><?xml version="1.0" encoding="utf-8"?>
<math xmlns="http://www.w3.org/1998/Math/MathML">
  <semantics>
    <mrow>
      <mrow>
        <mi>j</mi>
        <mi mathvariant="normal">=</mi>
        <mi>M</mi>
      </mrow>
      <mi>,</mi>
      <mo stretchy="false">…</mo>
      <mi>,</mi>
      <mrow>
        <mi>N</mi>
        <mi mathvariant="normal">−</mi>
        <mn>1</mn>
      </mrow>
    </mrow>
    <annotation encoding="StarMath 5.0">j=M, dotslow, N-1</annotation>
  </semantics>
</math>
</file>